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377" calcext:value-type="float">
            <text:p>7377</text:p>
          </table:table-cell>
          <table:table-cell office:value-type="float" office:value="2460" calcext:value-type="float">
            <text:p>2460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7346" calcext:value-type="float">
            <text:p>7346</text:p>
          </table:table-cell>
          <table:table-cell office:value-type="float" office:value="2449" calcext:value-type="float">
            <text:p>2449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21:45:19.59139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04T00:31:32.535812947</dc:date>
    <dc:creator>Jesus Castagnetto</dc:creator>
    <meta:editing-duration>P1DT2H12M</meta:editing-duration>
    <meta:editing-cycles>137</meta:editing-cycles>
    <meta:generator>LibreOffice/6.4.3.2$Linux_X86_64 LibreOffice_project/40$Build-2</meta:generator>
    <meta:document-statistic meta:table-count="1" meta:cell-count="982" meta:object-count="0"/>
  </office:meta>
</office:document-meta>
</file>